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modern" style:font-pitch="fixed"/>
    <style:font-face style:name="新宋体1" svg:font-family="新宋体" style:font-family-generic="system" style:font-pitch="variable"/>
  </office:font-face-decls>
  <office:automatic-styles>
    <style:style style:name="P1" style:family="paragraph" style:parent-style-name="Preformatted_20_Text">
      <style:text-properties officeooo:rsid="000f017f" officeooo:paragraph-rsid="000f01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Reputation 名声，声望</text:p>
      <text:p text:style-name="P1">This store has an excellent reputation for fair dealing.</text:p>
      <text:p text:style-name="P1"/>
      <text:p text:style-name="P1">Sneak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modern" style:font-pitch="fixed"/>
    <style:font-face style:name="新宋体1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新宋体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font-name-asian="新宋体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05T23:38:30.671000000</dc:date>
    <meta:editing-duration>PT1H45M41S</meta:editing-duration>
    <meta:editing-cycles>1</meta:editing-cycles>
    <meta:document-statistic meta:table-count="0" meta:image-count="0" meta:object-count="0" meta:page-count="1" meta:paragraph-count="3" meta:word-count="16" meta:character-count="78" meta:non-whitespace-character-count="68"/>
    <meta:generator>LibreOffice/7.4.2.3$Windows_X86_64 LibreOffice_project/382eef1f22670f7f4118c8c2dd222ec7ad009daf</meta:generator>
  </office:meta>
</office:document-meta>
</file>